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ID from root and/or bank to p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Save instrument ID to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 style:data-style-name="N2" text:time-value="18:49:06.0960715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11-03T19:07:29.497072373</dc:date>
    <meta:editing-duration>P6DT17H26M21S</meta:editing-duration>
    <meta:editing-cycles>461</meta:editing-cycles>
    <meta:generator>LibreOffice/5.2.7.2$Linux_X86_64 LibreOffice_project/20m0$Build-2</meta:generator>
    <meta:document-statistic meta:table-count="1" meta:cell-count="5395" meta:object-count="0"/>
  </office:meta>
</office:document-meta>
</file>